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6.3638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6b009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rANAMIN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180" calcext:value-type="float">
            <text:p>18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10" calcext:value-type="float">
            <text:p>31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10" calcext:value-type="float">
            <text:p>31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400" calcext:value-type="float">
            <text:p>4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50" calcext:value-type="float">
            <text:p>3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50" calcext:value-type="float">
            <text:p>35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400" calcext:value-type="float">
            <text:p>4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830" calcext:value-type="float">
            <text:p>8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860" calcext:value-type="float">
            <text:p>86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8" office:value-type="string" calcext:value-type="string">
            <text:p>TOTAL</text:p>
          </table:table-cell>
          <table:table-cell table:style-name="ce26" table:formula="of:=([.C22]+[.C21])" office:value-type="float" office:value="1690" calcext:value-type="float">
            <text:p>1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61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mks tinybee esp32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61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60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9T19:28:53</meta:creation-date>
    <dc:date>2023-05-12T09:05:05.980165330</dc:date>
    <meta:editing-duration>P112DT20H14M5S</meta:editing-duration>
    <meta:editing-cycles>89</meta:editing-cycles>
    <meta:generator>LibreOffice/7.3.7.2$Linux_X86_64 LibreOffice_project/30$Build-2</meta:generator>
    <meta:printed-by>Marty Rice</meta:printed-by>
    <meta:print-date>2014-10-31T20:38:13.956709794</meta:print-date>
    <meta:document-statistic meta:table-count="1" meta:cell-count="310" meta:object-count="0"/>
  </office:meta>
</office:document-meta>
</file>